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/>
    </style:style>
    <style:style style:name="T7" style:parent-style-name="DefaultParagraphFont" style:family="text">
      <style:text-properties style:font-name-complex="Arial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/>
    </style:style>
    <style:style style:name="T44" style:parent-style-name="DefaultParagraphFont" style:family="text">
      <style:text-properties style:font-name-complex="Arial"/>
    </style:style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T74" style:parent-style-name="DefaultParagraphFont" style:family="text">
      <style:text-properties style:font-name-complex="Arial"/>
    </style:style>
    <style:style style:name="T75" style:parent-style-name="DefaultParagraphFont" style:family="text">
      <style:text-properties style:font-name-complex="Arial"/>
    </style:style>
    <style:style style:name="T76" style:parent-style-name="DefaultParagraphFont" style:family="text">
      <style:text-properties style:font-name-complex="Arial"/>
    </style:style>
    <style:style style:name="T77" style:parent-style-name="DefaultParagraphFont" style:family="text">
      <style:text-properties style:font-name-complex="Arial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/>
    </style:style>
    <style:style style:name="T84" style:parent-style-name="DefaultParagraphFont" style:family="text">
      <style:text-properties style:font-name-complex="Arial"/>
    </style:style>
    <style:style style:name="T85" style:parent-style-name="DefaultParagraphFont" style:family="text">
      <style:text-properties style:font-name-complex="Arial"/>
    </style:style>
    <style:style style:name="T86" style:parent-style-name="DefaultParagraphFont" style:family="text"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T88" style:parent-style-name="DefaultParagraphFont" style:family="text">
      <style:text-properties style:font-name-complex="Arial"/>
    </style:style>
    <style:style style:name="T89" style:parent-style-name="DefaultParagraphFont" style:family="text">
      <style:text-properties style:font-name-complex="Arial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/>
    </style:style>
    <style:style style:name="T92" style:parent-style-name="DefaultParagraphFont" style:family="text">
      <style:text-properties style:font-name-complex="Arial"/>
    </style:style>
    <style:style style:name="T93" style:parent-style-name="DefaultParagraphFont" style:family="text">
      <style:text-properties style:font-name-complex="Arial"/>
    </style:style>
    <style:style style:name="T94" style:parent-style-name="DefaultParagraphFont" style:family="text">
      <style:text-properties style:font-name-complex="Arial"/>
    </style:style>
    <style:style style:name="T95" style:parent-style-name="DefaultParagraphFont" style:family="text">
      <style:text-properties style:font-name-complex="Arial"/>
    </style:style>
    <style:style style:name="T96" style:parent-style-name="DefaultParagraphFont" style:family="text">
      <style:text-properties style:font-name-complex="Arial"/>
    </style:style>
    <style:style style:name="T97" style:parent-style-name="DefaultParagraphFont" style:family="text">
      <style:text-properties style:font-name-complex="Arial"/>
    </style:style>
    <style:style style:name="T98" style:parent-style-name="DefaultParagraphFont" style:family="text">
      <style:text-properties style:font-name-complex="Arial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/>
    </style:style>
    <style:style style:name="T101" style:parent-style-name="DefaultParagraphFont" style:family="text">
      <style:text-properties style:font-name-complex="Arial"/>
    </style:style>
    <style:style style:name="T102" style:parent-style-name="DefaultParagraphFont" style:family="text">
      <style:text-properties style:font-name-complex="Arial"/>
    </style:style>
    <style:style style:name="T103" style:parent-style-name="DefaultParagraphFont" style:family="text">
      <style:text-properties style:font-name-complex="Arial"/>
    </style:style>
    <style:style style:name="T104" style:parent-style-name="DefaultParagraphFont" style:family="text">
      <style:text-properties style:font-name-complex="Arial"/>
    </style:style>
    <style:style style:name="T105" style:parent-style-name="DefaultParagraphFont" style:family="text">
      <style:text-properties style:font-name-complex="Arial"/>
    </style:style>
    <style:style style:name="T106" style:parent-style-name="DefaultParagraphFont" style:family="text">
      <style:text-properties style:font-name-complex="Arial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/>
    </style:style>
    <style:style style:name="T109" style:parent-style-name="DefaultParagraphFont" style:family="text">
      <style:text-properties style:font-name-complex="Arial"/>
    </style:style>
    <style:style style:name="T110" style:parent-style-name="DefaultParagraphFont" style:family="text">
      <style:text-properties style:font-name-complex="Arial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/>
    </style:style>
    <style:style style:name="T113" style:parent-style-name="DefaultParagraphFont" style:family="text">
      <style:text-properties style:font-name-complex="Arial"/>
    </style:style>
    <style:style style:name="T114" style:parent-style-name="DefaultParagraphFont" style:family="text">
      <style:text-properties style:font-name-complex="Arial"/>
    </style:style>
    <style:style style:name="T115" style:parent-style-name="DefaultParagraphFont" style:family="text">
      <style:text-properties style:font-name-complex="Arial"/>
    </style:style>
    <style:style style:name="T116" style:parent-style-name="DefaultParagraphFont" style:family="text">
      <style:text-properties style:font-name-complex="Arial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/>
    </style:style>
    <style:style style:name="T119" style:parent-style-name="DefaultParagraphFont" style:family="text">
      <style:text-properties style:font-name-complex="Arial"/>
    </style:style>
    <style:style style:name="T120" style:parent-style-name="DefaultParagraphFont" style:family="text">
      <style:text-properties style:font-name-complex="Arial"/>
    </style:style>
    <style:style style:name="T121" style:parent-style-name="DefaultParagraphFont" style:family="text">
      <style:text-properties style:font-name-complex="Arial"/>
    </style:style>
    <style:style style:name="T122" style:parent-style-name="DefaultParagraphFont" style:family="text">
      <style:text-properties style:font-name-complex="Arial"/>
    </style:style>
    <style:style style:name="T123" style:parent-style-name="DefaultParagraphFont" style:family="text">
      <style:text-properties style:font-name-complex="Arial"/>
    </style:style>
    <style:style style:name="T124" style:parent-style-name="DefaultParagraphFont" style:family="text">
      <style:text-properties style:font-name-complex="Arial"/>
    </style:style>
    <style:style style:name="T125" style:parent-style-name="DefaultParagraphFont" style:family="text">
      <style:text-properties style:font-name-complex="Arial"/>
    </style:style>
    <style:style style:name="T126" style:parent-style-name="DefaultParagraphFont" style:family="text">
      <style:text-properties style:font-name-complex="Arial"/>
    </style:style>
    <style:style style:name="T127" style:parent-style-name="DefaultParagraphFont" style:family="text">
      <style:text-properties style:font-name-complex="Arial"/>
    </style:style>
    <style:style style:name="T128" style:parent-style-name="DefaultParagraphFont" style:family="text">
      <style:text-properties style:font-name-complex="Arial"/>
    </style:style>
    <style:style style:name="T129" style:parent-style-name="DefaultParagraphFont" style:family="text">
      <style:text-properties style:font-name-complex="Arial"/>
    </style:style>
    <style:style style:name="T130" style:parent-style-name="DefaultParagraphFont" style:family="text">
      <style:text-properties style:font-name-complex="Arial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T134" style:parent-style-name="DefaultParagraphFont" style:family="text">
      <style:text-properties style:font-name-complex="Arial"/>
    </style:style>
    <style:style style:name="T135" style:parent-style-name="DefaultParagraphFont" style:family="text">
      <style:text-properties style:font-name-complex="Arial"/>
    </style:style>
    <style:style style:name="T136" style:parent-style-name="DefaultParagraphFont" style:family="text"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/>
    </style:style>
    <style:style style:name="T139" style:parent-style-name="DefaultParagraphFont" style:family="text">
      <style:text-properties style:font-name-complex="Arial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complex="Arial"/>
    </style:style>
    <style:style style:name="T146" style:parent-style-name="DefaultParagraphFont" style:family="text">
      <style:text-properties style:font-name-complex="Arial"/>
    </style:style>
    <style:style style:name="T147" style:parent-style-name="DefaultParagraphFont" style:family="text">
      <style:text-properties style:font-name-complex="Arial"/>
    </style:style>
    <style:style style:name="T148" style:parent-style-name="DefaultParagraphFont" style:family="text">
      <style:text-properties style:font-name-complex="Arial"/>
    </style:style>
    <style:style style:name="T149" style:parent-style-name="DefaultParagraphFont" style:family="text">
      <style:text-properties style:font-name-complex="Arial"/>
    </style:style>
    <style:style style:name="T150" style:parent-style-name="DefaultParagraphFont" style:family="text">
      <style:text-properties style:font-name-complex="Arial"/>
    </style:style>
    <style:style style:name="T151" style:parent-style-name="DefaultParagraphFont" style:family="text">
      <style:text-properties style:font-name-complex="Arial"/>
    </style:style>
    <style:style style:name="T152" style:parent-style-name="DefaultParagraphFont" style:family="text">
      <style:text-properties style:font-name-complex="Arial"/>
    </style:style>
    <style:style style:name="T153" style:parent-style-name="DefaultParagraphFont" style:family="text"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/>
    </style:style>
    <style:style style:name="T156" style:parent-style-name="DefaultParagraphFont" style:family="text">
      <style:text-properties style:font-name-complex="Arial"/>
    </style:style>
    <style:style style:name="T157" style:parent-style-name="DefaultParagraphFont" style:family="text">
      <style:text-properties style:font-name-complex="Arial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complex="Arial"/>
    </style:style>
    <style:style style:name="T164" style:parent-style-name="DefaultParagraphFont" style:family="text">
      <style:text-properties style:font-name-complex="Arial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/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/>
    </style:style>
    <style:style style:name="T169" style:parent-style-name="DefaultParagraphFont" style:family="text">
      <style:text-properties style:font-name-complex="Arial"/>
    </style:style>
    <style:style style:name="T170" style:parent-style-name="DefaultParagraphFont" style:family="text">
      <style:text-properties style:font-name-complex="Arial"/>
    </style:style>
    <style:style style:name="T171" style:parent-style-name="DefaultParagraphFont" style:family="text">
      <style:text-properties style:font-name-complex="Arial"/>
    </style:style>
    <style:style style:name="T172" style:parent-style-name="DefaultParagraphFont" style:family="text">
      <style:text-properties style:font-name-complex="Arial"/>
    </style:style>
    <style:style style:name="T173" style:parent-style-name="DefaultParagraphFont" style:family="text">
      <style:text-properties style:font-name-complex="Arial"/>
    </style:style>
    <style:style style:name="T174" style:parent-style-name="DefaultParagraphFont" style:family="text">
      <style:text-properties style:font-name-complex="Arial"/>
    </style:style>
    <style:style style:name="T175" style:parent-style-name="DefaultParagraphFont" style:family="text">
      <style:text-properties style:font-name-complex="Arial"/>
    </style:style>
    <style:style style:name="T176" style:parent-style-name="DefaultParagraphFont" style:family="text">
      <style:text-properties style:font-name-complex="Arial"/>
    </style:style>
    <style:style style:name="T177" style:parent-style-name="DefaultParagraphFont" style:family="text">
      <style:text-properties style:font-name-complex="Arial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/>
    </style:style>
    <style:style style:name="T181" style:parent-style-name="DefaultParagraphFont" style:family="text">
      <style:text-properties style:font-name-complex="Arial"/>
    </style:style>
    <style:style style:name="T182" style:parent-style-name="DefaultParagraphFont" style:family="text">
      <style:text-properties style:font-name-complex="Arial"/>
    </style:style>
    <style:style style:name="T183" style:parent-style-name="DefaultParagraphFont" style:family="text">
      <style:text-properties style:font-name-complex="Arial"/>
    </style:style>
    <style:style style:name="T184" style:parent-style-name="DefaultParagraphFont" style:family="text">
      <style:text-properties style:font-name-complex="Arial"/>
    </style:style>
    <style:style style:name="T185" style:parent-style-name="DefaultParagraphFont" style:family="text">
      <style:text-properties style:font-name-complex="Arial"/>
    </style:style>
    <style:style style:name="T186" style:parent-style-name="DefaultParagraphFont" style:family="text">
      <style:text-properties style:font-name-complex="Arial"/>
    </style:style>
    <style:style style:name="T187" style:parent-style-name="DefaultParagraphFont" style:family="text">
      <style:text-properties style:font-name-complex="Arial"/>
    </style:style>
    <style:style style:name="T188" style:parent-style-name="DefaultParagraphFont" style:family="text">
      <style:text-properties style:font-name-complex="Arial"/>
    </style:style>
    <style:style style:name="T189" style:parent-style-name="DefaultParagraphFont" style:family="text">
      <style:text-properties style:font-name-complex="Arial"/>
    </style:style>
    <style:style style:name="T190" style:parent-style-name="DefaultParagraphFont" style:family="text">
      <style:text-properties style:font-name-complex="Arial"/>
    </style:style>
    <style:style style:name="T191" style:parent-style-name="DefaultParagraphFont" style:family="text">
      <style:text-properties style:font-name-complex="Arial"/>
    </style:style>
    <style:style style:name="T192" style:parent-style-name="DefaultParagraphFont" style:family="text">
      <style:text-properties style:font-name-complex="Arial"/>
    </style:style>
    <style:style style:name="T193" style:parent-style-name="DefaultParagraphFont" style:family="text">
      <style:text-properties style:font-name-complex="Arial"/>
    </style:style>
    <style:style style:name="T194" style:parent-style-name="DefaultParagraphFont" style:family="text">
      <style:text-properties style:font-name-complex="Arial"/>
    </style:style>
    <style:style style:name="T195" style:parent-style-name="DefaultParagraphFont" style:family="text">
      <style:text-properties style:font-name-complex="Arial"/>
    </style:style>
    <style:style style:name="T196" style:parent-style-name="DefaultParagraphFont" style:family="text">
      <style:text-properties style:font-name-complex="Arial"/>
    </style:style>
    <style:style style:name="P197" style:parent-style-name="Normal" style:family="paragraph">
      <style:paragraph-properties style:writing-mode="rl-tb"/>
    </style:style>
    <style:style style:name="T198" style:parent-style-name="DefaultParagraphFont" style:family="text">
      <style:text-properties style:font-name-complex="Arial"/>
    </style:style>
    <style:style style:name="T199" style:parent-style-name="DefaultParagraphFont" style:family="text">
      <style:text-properties style:font-name-complex="Arial"/>
    </style:style>
    <style:style style:name="T200" style:parent-style-name="DefaultParagraphFont" style:family="text">
      <style:text-properties style:font-name-complex="Arial"/>
    </style:style>
    <style:style style:name="T201" style:parent-style-name="DefaultParagraphFont" style:family="text">
      <style:text-properties style:font-name-complex="Arial"/>
    </style:style>
    <style:style style:name="T202" style:parent-style-name="DefaultParagraphFont" style:family="text">
      <style:text-properties style:font-name-complex="Arial"/>
    </style:style>
    <style:style style:name="T203" style:parent-style-name="DefaultParagraphFont" style:family="text">
      <style:text-properties style:font-name-complex="Arial"/>
    </style:style>
    <style:style style:name="T204" style:parent-style-name="DefaultParagraphFont" style:family="text">
      <style:text-properties style:font-name-complex="Arial"/>
    </style:style>
    <style:style style:name="T205" style:parent-style-name="DefaultParagraphFont" style:family="text">
      <style:text-properties style:font-name-complex="Arial"/>
    </style:style>
    <style:style style:name="T206" style:parent-style-name="DefaultParagraphFont" style:family="text">
      <style:text-properties style:font-name-complex="Arial"/>
    </style:style>
    <style:style style:name="T207" style:parent-style-name="DefaultParagraphFont" style:family="text">
      <style:text-properties style:font-name-complex="Arial"/>
    </style:style>
    <style:style style:name="T208" style:parent-style-name="DefaultParagraphFont" style:family="text">
      <style:text-properties style:font-name-complex="Arial"/>
    </style:style>
    <style:style style:name="T209" style:parent-style-name="DefaultParagraphFont" style:family="text">
      <style:text-properties style:font-name-complex="Arial"/>
    </style:style>
    <style:style style:name="T210" style:parent-style-name="DefaultParagraphFont" style:family="text">
      <style:text-properties style:font-name-complex="Arial"/>
    </style:style>
    <style:style style:name="T211" style:parent-style-name="DefaultParagraphFont" style:family="text">
      <style:text-properties style:font-name-complex="Arial"/>
    </style:style>
    <style:style style:name="T212" style:parent-style-name="DefaultParagraphFont" style:family="text">
      <style:text-properties style:font-name-complex="Arial"/>
    </style:style>
    <style:style style:name="T213" style:parent-style-name="DefaultParagraphFont" style:family="text">
      <style:text-properties style:font-name-complex="Arial"/>
    </style:style>
    <style:style style:name="T214" style:parent-style-name="DefaultParagraphFont" style:family="text">
      <style:text-properties style:font-name-complex="Arial"/>
    </style:style>
    <style:style style:name="T215" style:parent-style-name="DefaultParagraphFont" style:family="text">
      <style:text-properties style:font-name-complex="Arial"/>
    </style:style>
    <style:style style:name="T216" style:parent-style-name="DefaultParagraphFont" style:family="text">
      <style:text-properties style:font-name-complex="Arial"/>
    </style:style>
    <style:style style:name="T217" style:parent-style-name="DefaultParagraphFont" style:family="text">
      <style:text-properties style:font-name-complex="Arial"/>
    </style:style>
    <style:style style:name="T218" style:parent-style-name="DefaultParagraphFont" style:family="text">
      <style:text-properties style:font-name-complex="Arial"/>
    </style:style>
    <style:style style:name="T219" style:parent-style-name="DefaultParagraphFont" style:family="text">
      <style:text-properties style:font-name-complex="Arial"/>
    </style:style>
    <style:style style:name="T220" style:parent-style-name="DefaultParagraphFont" style:family="text">
      <style:text-properties style:font-name-complex="Arial"/>
    </style:style>
    <style:style style:name="T221" style:parent-style-name="DefaultParagraphFont" style:family="text">
      <style:text-properties style:font-name-complex="Arial"/>
    </style:style>
    <style:style style:name="T222" style:parent-style-name="DefaultParagraphFont" style:family="text">
      <style:text-properties style:font-name-complex="Arial"/>
    </style:style>
    <style:style style:name="T223" style:parent-style-name="DefaultParagraphFont" style:family="text">
      <style:text-properties style:font-name-complex="Arial"/>
    </style:style>
    <style:style style:name="T224" style:parent-style-name="DefaultParagraphFont" style:family="text">
      <style:text-properties style:font-name-complex="Arial"/>
    </style:style>
    <style:style style:name="T225" style:parent-style-name="DefaultParagraphFont" style:family="text">
      <style:text-properties style:font-name-complex="Arial"/>
    </style:style>
    <style:style style:name="T226" style:parent-style-name="DefaultParagraphFont" style:family="text">
      <style:text-properties style:font-name-complex="Arial"/>
    </style:style>
    <style:style style:name="T227" style:parent-style-name="DefaultParagraphFont" style:family="text">
      <style:text-properties style:font-name-complex="Arial"/>
    </style:style>
    <style:style style:name="T228" style:parent-style-name="DefaultParagraphFont" style:family="text">
      <style:text-properties style:font-name-complex="Arial"/>
    </style:style>
    <style:style style:name="T229" style:parent-style-name="DefaultParagraphFont" style:family="text">
      <style:text-properties style:font-name-complex="Arial"/>
    </style:style>
    <style:style style:name="T230" style:parent-style-name="DefaultParagraphFont" style:family="text">
      <style:text-properties style:font-name-complex="Arial"/>
    </style:style>
    <style:style style:name="T231" style:parent-style-name="DefaultParagraphFont" style:family="text">
      <style:text-properties style:font-name-complex="Arial"/>
    </style:style>
    <style:style style:name="T232" style:parent-style-name="DefaultParagraphFont" style:family="text">
      <style:text-properties style:font-name-complex="Arial"/>
    </style:style>
    <style:style style:name="T233" style:parent-style-name="DefaultParagraphFont" style:family="text">
      <style:text-properties style:font-name-complex="Arial"/>
    </style:style>
    <style:style style:name="T234" style:parent-style-name="DefaultParagraphFont" style:family="text">
      <style:text-properties style:font-name-complex="Arial"/>
    </style:style>
    <style:style style:name="T235" style:parent-style-name="DefaultParagraphFont" style:family="text">
      <style:text-properties style:font-name-complex="Arial"/>
    </style:style>
    <style:style style:name="T236" style:parent-style-name="DefaultParagraphFont" style:family="text">
      <style:text-properties style:font-name-complex="Arial"/>
    </style:style>
    <style:style style:name="T237" style:parent-style-name="DefaultParagraphFont" style:family="text">
      <style:text-properties style:font-name-complex="Arial"/>
    </style:style>
    <style:style style:name="T238" style:parent-style-name="DefaultParagraphFont" style:family="text">
      <style:text-properties style:font-name-complex="Arial"/>
    </style:style>
    <style:style style:name="T239" style:parent-style-name="DefaultParagraphFont" style:family="text">
      <style:text-properties style:font-name-complex="Arial"/>
    </style:style>
    <style:style style:name="T240" style:parent-style-name="DefaultParagraphFont" style:family="text">
      <style:text-properties style:font-name-complex="Arial"/>
    </style:style>
    <style:style style:name="T241" style:parent-style-name="DefaultParagraphFont" style:family="text">
      <style:text-properties style:font-name-complex="Arial"/>
    </style:style>
    <style:style style:name="T242" style:parent-style-name="DefaultParagraphFont" style:family="text">
      <style:text-properties style:font-name-complex="Arial"/>
    </style:style>
    <style:style style:name="T243" style:parent-style-name="DefaultParagraphFont" style:family="text">
      <style:text-properties style:font-name-complex="Arial"/>
    </style:style>
    <style:style style:name="T244" style:parent-style-name="DefaultParagraphFont" style:family="text">
      <style:text-properties style:font-name-complex="Arial"/>
    </style:style>
    <style:style style:name="T245" style:parent-style-name="DefaultParagraphFont" style:family="text">
      <style:text-properties style:font-name-complex="Arial"/>
    </style:style>
    <style:style style:name="T246" style:parent-style-name="DefaultParagraphFont" style:family="text">
      <style:text-properties style:font-name-complex="Arial"/>
    </style:style>
    <style:style style:name="T247" style:parent-style-name="DefaultParagraphFont" style:family="text">
      <style:text-properties style:font-name-complex="Arial"/>
    </style:style>
    <style:style style:name="T248" style:parent-style-name="DefaultParagraphFont" style:family="text">
      <style:text-properties style:font-name-complex="Arial"/>
    </style:style>
    <style:style style:name="T249" style:parent-style-name="DefaultParagraphFont" style:family="text">
      <style:text-properties style:font-name-complex="Arial"/>
    </style:style>
    <style:style style:name="T250" style:parent-style-name="DefaultParagraphFont" style:family="text">
      <style:text-properties style:font-name-complex="Arial"/>
    </style:style>
    <style:style style:name="T251" style:parent-style-name="DefaultParagraphFont" style:family="text">
      <style:text-properties style:font-name-complex="Arial"/>
    </style:style>
    <style:style style:name="T252" style:parent-style-name="DefaultParagraphFont" style:family="text">
      <style:text-properties style:font-name-complex="Arial"/>
    </style:style>
    <style:style style:name="T253" style:parent-style-name="DefaultParagraphFont" style:family="text">
      <style:text-properties style:font-name-complex="Arial"/>
    </style:style>
    <style:style style:name="T254" style:parent-style-name="DefaultParagraphFont" style:family="text">
      <style:text-properties style:font-name-complex="Arial"/>
    </style:style>
    <style:style style:name="T255" style:parent-style-name="DefaultParagraphFont" style:family="text">
      <style:text-properties style:font-name-complex="Arial"/>
    </style:style>
    <style:style style:name="T256" style:parent-style-name="DefaultParagraphFont" style:family="text">
      <style:text-properties style:font-name-complex="Arial"/>
    </style:style>
    <style:style style:name="T257" style:parent-style-name="DefaultParagraphFont" style:family="text">
      <style:text-properties style:font-name-complex="Arial"/>
    </style:style>
    <style:style style:name="T258" style:parent-style-name="DefaultParagraphFont" style:family="text">
      <style:text-properties style:font-name-complex="Arial"/>
    </style:style>
    <style:style style:name="T259" style:parent-style-name="DefaultParagraphFont" style:family="text">
      <style:text-properties style:font-name-complex="Arial"/>
    </style:style>
    <style:style style:name="T260" style:parent-style-name="DefaultParagraphFont" style:family="text">
      <style:text-properties style:font-name-complex="Arial"/>
    </style:style>
    <style:style style:name="T261" style:parent-style-name="DefaultParagraphFont" style:family="text">
      <style:text-properties style:font-name-complex="Arial"/>
    </style:style>
    <style:style style:name="T262" style:parent-style-name="DefaultParagraphFont" style:family="text">
      <style:text-properties style:font-name-complex="Arial"/>
    </style:style>
    <style:style style:name="T263" style:parent-style-name="DefaultParagraphFont" style:family="text">
      <style:text-properties style:font-name-complex="Arial"/>
    </style:style>
    <style:style style:name="T264" style:parent-style-name="DefaultParagraphFont" style:family="text">
      <style:text-properties style:font-name-complex="Arial"/>
    </style:style>
    <style:style style:name="T265" style:parent-style-name="DefaultParagraphFont" style:family="text">
      <style:text-properties style:font-name-complex="Arial"/>
    </style:style>
    <style:style style:name="T266" style:parent-style-name="DefaultParagraphFont" style:family="text">
      <style:text-properties style:font-name-complex="Arial"/>
    </style:style>
    <style:style style:name="T267" style:parent-style-name="DefaultParagraphFont" style:family="text">
      <style:text-properties style:font-name-complex="Arial"/>
    </style:style>
    <style:style style:name="T268" style:parent-style-name="DefaultParagraphFont" style:family="text">
      <style:text-properties style:font-name-complex="Arial"/>
    </style:style>
    <style:style style:name="T269" style:parent-style-name="DefaultParagraphFont" style:family="text">
      <style:text-properties style:font-name-complex="Arial"/>
    </style:style>
    <style:style style:name="T270" style:parent-style-name="DefaultParagraphFont" style:family="text">
      <style:text-properties style:font-name-complex="Arial"/>
    </style:style>
    <style:style style:name="T271" style:parent-style-name="DefaultParagraphFont" style:family="text">
      <style:text-properties style:font-name-complex="Arial"/>
    </style:style>
    <style:style style:name="T272" style:parent-style-name="DefaultParagraphFont" style:family="text">
      <style:text-properties style:font-name-complex="Arial"/>
    </style:style>
    <style:style style:name="T273" style:parent-style-name="DefaultParagraphFont" style:family="text">
      <style:text-properties style:font-name-complex="Arial"/>
    </style:style>
    <style:style style:name="T274" style:parent-style-name="DefaultParagraphFont" style:family="text">
      <style:text-properties style:font-name-complex="Arial"/>
    </style:style>
    <style:style style:name="T275" style:parent-style-name="DefaultParagraphFont" style:family="text">
      <style:text-properties style:font-name-complex="Arial"/>
    </style:style>
    <style:style style:name="T276" style:parent-style-name="DefaultParagraphFont" style:family="text">
      <style:text-properties style:font-name-complex="Arial"/>
    </style:style>
    <style:style style:name="T277" style:parent-style-name="DefaultParagraphFont" style:family="text">
      <style:text-properties style:font-name-complex="Arial"/>
    </style:style>
    <style:style style:name="T278" style:parent-style-name="DefaultParagraphFont" style:family="text">
      <style:text-properties style:font-name-complex="Arial"/>
    </style:style>
    <style:style style:name="T279" style:parent-style-name="DefaultParagraphFont" style:family="text">
      <style:text-properties style:font-name-complex="Arial"/>
    </style:style>
    <style:style style:name="T280" style:parent-style-name="DefaultParagraphFont" style:family="text">
      <style:text-properties style:font-name-complex="Arial"/>
    </style:style>
    <style:style style:name="T281" style:parent-style-name="DefaultParagraphFont" style:family="text">
      <style:text-properties style:font-name-complex="Arial"/>
    </style:style>
    <style:style style:name="T282" style:parent-style-name="DefaultParagraphFont" style:family="text">
      <style:text-properties style:font-name-complex="Arial"/>
    </style:style>
    <style:style style:name="T283" style:parent-style-name="DefaultParagraphFont" style:family="text">
      <style:text-properties style:font-name-complex="Arial"/>
    </style:style>
    <style:style style:name="T284" style:parent-style-name="DefaultParagraphFont" style:family="text">
      <style:text-properties style:font-name-complex="Arial"/>
    </style:style>
    <style:style style:name="T285" style:parent-style-name="DefaultParagraphFont" style:family="text">
      <style:text-properties style:font-name-complex="Arial"/>
    </style:style>
    <style:style style:name="T286" style:parent-style-name="DefaultParagraphFont" style:family="text">
      <style:text-properties style:font-name-complex="Arial"/>
    </style:style>
    <style:style style:name="T287" style:parent-style-name="DefaultParagraphFont" style:family="text">
      <style:text-properties style:font-name-complex="Arial"/>
    </style:style>
    <style:style style:name="T288" style:parent-style-name="DefaultParagraphFont" style:family="text">
      <style:text-properties style:font-name-complex="Arial"/>
    </style:style>
    <style:style style:name="T289" style:parent-style-name="DefaultParagraphFont" style:family="text">
      <style:text-properties style:font-name-complex="Arial"/>
    </style:style>
    <style:style style:name="T290" style:parent-style-name="DefaultParagraphFont" style:family="text">
      <style:text-properties style:font-name-complex="Arial"/>
    </style:style>
    <style:style style:name="T291" style:parent-style-name="DefaultParagraphFont" style:family="text">
      <style:text-properties style:font-name-complex="Arial"/>
    </style:style>
    <style:style style:name="T292" style:parent-style-name="DefaultParagraphFont" style:family="text">
      <style:text-properties style:font-name-complex="Arial"/>
    </style:style>
    <style:style style:name="T293" style:parent-style-name="DefaultParagraphFont" style:family="text">
      <style:text-properties style:font-name-complex="Arial"/>
    </style:style>
    <style:style style:name="T294" style:parent-style-name="DefaultParagraphFont" style:family="text">
      <style:text-properties style:font-name-complex="Arial"/>
    </style:style>
    <style:style style:name="T295" style:parent-style-name="DefaultParagraphFont" style:family="text">
      <style:text-properties style:font-name-complex="Arial"/>
    </style:style>
    <style:style style:name="T296" style:parent-style-name="DefaultParagraphFont" style:family="text">
      <style:text-properties style:font-name-complex="Arial"/>
    </style:style>
    <style:style style:name="T297" style:parent-style-name="DefaultParagraphFont" style:family="text">
      <style:text-properties style:font-name-complex="Arial"/>
    </style:style>
    <style:style style:name="T298" style:parent-style-name="DefaultParagraphFont" style:family="text">
      <style:text-properties style:font-name-complex="Arial"/>
    </style:style>
    <style:style style:name="T299" style:parent-style-name="DefaultParagraphFont" style:family="text">
      <style:text-properties style:font-name-complex="Arial"/>
    </style:style>
    <style:style style:name="T300" style:parent-style-name="DefaultParagraphFont" style:family="text">
      <style:text-properties style:font-name-complex="Arial"/>
    </style:style>
    <style:style style:name="T301" style:parent-style-name="DefaultParagraphFont" style:family="text">
      <style:text-properties style:font-name-complex="Arial"/>
    </style:style>
    <style:style style:name="T302" style:parent-style-name="DefaultParagraphFont" style:family="text">
      <style:text-properties style:font-name-complex="Arial"/>
    </style:style>
    <style:style style:name="T303" style:parent-style-name="DefaultParagraphFont" style:family="text">
      <style:text-properties style:font-name-complex="Arial"/>
    </style:style>
    <style:style style:name="T304" style:parent-style-name="DefaultParagraphFont" style:family="text">
      <style:text-properties style:font-name-complex="Arial"/>
    </style:style>
    <style:style style:name="T305" style:parent-style-name="DefaultParagraphFont" style:family="text">
      <style:text-properties style:font-name-complex="Arial"/>
    </style:style>
    <style:style style:name="T306" style:parent-style-name="DefaultParagraphFont" style:family="text">
      <style:text-properties style:font-name-complex="Arial"/>
    </style:style>
    <style:style style:name="T307" style:parent-style-name="DefaultParagraphFont" style:family="text">
      <style:text-properties style:font-name-complex="Arial"/>
    </style:style>
    <style:style style:name="T308" style:parent-style-name="DefaultParagraphFont" style:family="text">
      <style:text-properties style:font-name-complex="Arial"/>
    </style:style>
    <style:style style:name="T309" style:parent-style-name="DefaultParagraphFont" style:family="text">
      <style:text-properties style:font-name-complex="Arial"/>
    </style:style>
    <style:style style:name="T310" style:parent-style-name="DefaultParagraphFont" style:family="text">
      <style:text-properties style:font-name-complex="Arial"/>
    </style:style>
    <style:style style:name="T311" style:parent-style-name="DefaultParagraphFont" style:family="text">
      <style:text-properties style:font-name-complex="Arial"/>
    </style:style>
    <style:style style:name="T312" style:parent-style-name="DefaultParagraphFont" style:family="text">
      <style:text-properties style:font-name-complex="Arial"/>
    </style:style>
    <style:style style:name="T313" style:parent-style-name="DefaultParagraphFont" style:family="text">
      <style:text-properties style:font-name-complex="Arial"/>
    </style:style>
    <style:style style:name="T314" style:parent-style-name="DefaultParagraphFont" style:family="text">
      <style:text-properties style:font-name-complex="Arial"/>
    </style:style>
    <style:style style:name="T315" style:parent-style-name="DefaultParagraphFont" style:family="text">
      <style:text-properties style:font-name-complex="Arial"/>
    </style:style>
    <style:style style:name="T316" style:parent-style-name="DefaultParagraphFont" style:family="text">
      <style:text-properties style:font-name-complex="Arial"/>
    </style:style>
    <style:style style:name="T317" style:parent-style-name="DefaultParagraphFont" style:family="text">
      <style:text-properties style:font-name-complex="Arial"/>
    </style:style>
    <style:style style:name="T318" style:parent-style-name="DefaultParagraphFont" style:family="text">
      <style:text-properties style:font-name-complex="Arial"/>
    </style:style>
    <style:style style:name="T319" style:parent-style-name="DefaultParagraphFont" style:family="text">
      <style:text-properties style:font-name-complex="Arial"/>
    </style:style>
    <style:style style:name="T320" style:parent-style-name="DefaultParagraphFont" style:family="text">
      <style:text-properties style:font-name-complex="Arial"/>
    </style:style>
    <style:style style:name="T321" style:parent-style-name="DefaultParagraphFont" style:family="text">
      <style:text-properties style:font-name-complex="Arial"/>
    </style:style>
    <style:style style:name="T322" style:parent-style-name="DefaultParagraphFont" style:family="text">
      <style:text-properties style:font-name-complex="Arial"/>
    </style:style>
    <style:style style:name="T323" style:parent-style-name="DefaultParagraphFont" style:family="text">
      <style:text-properties style:font-name-complex="Arial"/>
    </style:style>
    <style:style style:name="T324" style:parent-style-name="DefaultParagraphFont" style:family="text">
      <style:text-properties style:font-name-complex="Arial"/>
    </style:style>
    <style:style style:name="T325" style:parent-style-name="DefaultParagraphFont" style:family="text">
      <style:text-properties style:font-name-complex="Arial"/>
    </style:style>
    <style:style style:name="T326" style:parent-style-name="DefaultParagraphFont" style:family="text">
      <style:text-properties style:font-name-complex="Arial"/>
    </style:style>
    <style:style style:name="T327" style:parent-style-name="DefaultParagraphFont" style:family="text">
      <style:text-properties style:font-name-complex="Arial"/>
    </style:style>
    <style:style style:name="T328" style:parent-style-name="DefaultParagraphFont" style:family="text">
      <style:text-properties style:font-name-complex="Arial"/>
    </style:style>
    <style:style style:name="T329" style:parent-style-name="DefaultParagraphFont" style:family="text">
      <style:text-properties style:font-name-complex="Arial"/>
    </style:style>
    <style:style style:name="T330" style:parent-style-name="DefaultParagraphFont" style:family="text">
      <style:text-properties style:font-name-complex="Arial"/>
    </style:style>
    <style:style style:name="T331" style:parent-style-name="DefaultParagraphFont" style:family="text">
      <style:text-properties style:font-name-complex="Arial"/>
    </style:style>
    <style:style style:name="T332" style:parent-style-name="DefaultParagraphFont" style:family="text">
      <style:text-properties style:font-name-complex="Arial"/>
    </style:style>
    <style:style style:name="T333" style:parent-style-name="DefaultParagraphFont" style:family="text">
      <style:text-properties style:font-name-complex="Arial"/>
    </style:style>
    <style:style style:name="T334" style:parent-style-name="DefaultParagraphFont" style:family="text">
      <style:text-properties style:font-name-complex="Arial"/>
    </style:style>
    <style:style style:name="T335" style:parent-style-name="DefaultParagraphFont" style:family="text">
      <style:text-properties style:font-name-complex="Arial"/>
    </style:style>
    <style:style style:name="T336" style:parent-style-name="DefaultParagraphFont" style:family="text">
      <style:text-properties style:font-name-complex="Arial"/>
    </style:style>
    <style:style style:name="T337" style:parent-style-name="DefaultParagraphFont" style:family="text">
      <style:text-properties style:font-name-complex="Arial"/>
    </style:style>
    <style:style style:name="T338" style:parent-style-name="DefaultParagraphFont" style:family="text">
      <style:text-properties style:font-name-complex="Arial"/>
    </style:style>
    <style:style style:name="T339" style:parent-style-name="DefaultParagraphFont" style:family="text">
      <style:text-properties style:font-name-complex="Arial"/>
    </style:style>
    <style:style style:name="T340" style:parent-style-name="DefaultParagraphFont" style:family="text">
      <style:text-properties style:font-name-complex="Arial"/>
    </style:style>
    <style:style style:name="T341" style:parent-style-name="DefaultParagraphFont" style:family="text">
      <style:text-properties style:font-name-complex="Arial"/>
    </style:style>
    <style:style style:name="T342" style:parent-style-name="DefaultParagraphFont" style:family="text">
      <style:text-properties style:font-name-complex="Arial"/>
    </style:style>
    <style:style style:name="T343" style:parent-style-name="DefaultParagraphFont" style:family="text">
      <style:text-properties style:font-name-complex="Arial"/>
    </style:style>
    <style:style style:name="T344" style:parent-style-name="DefaultParagraphFont" style:family="text">
      <style:text-properties style:font-name-complex="Arial"/>
    </style:style>
    <style:style style:name="T345" style:parent-style-name="DefaultParagraphFont" style:family="text">
      <style:text-properties style:font-name-complex="Arial"/>
    </style:style>
    <style:style style:name="T346" style:parent-style-name="DefaultParagraphFont" style:family="text">
      <style:text-properties style:font-name-complex="Arial"/>
    </style:style>
    <style:style style:name="T347" style:parent-style-name="DefaultParagraphFont" style:family="text">
      <style:text-properties style:font-name-complex="Arial"/>
    </style:style>
    <style:style style:name="T348" style:parent-style-name="DefaultParagraphFont" style:family="text">
      <style:text-properties style:font-name-complex="Arial"/>
    </style:style>
    <style:style style:name="T349" style:parent-style-name="DefaultParagraphFont" style:family="text">
      <style:text-properties style:font-name-complex="Arial"/>
    </style:style>
    <style:style style:name="T350" style:parent-style-name="DefaultParagraphFont" style:family="text">
      <style:text-properties style:font-name-complex="Arial"/>
    </style:style>
    <style:style style:name="T351" style:parent-style-name="DefaultParagraphFont" style:family="text">
      <style:text-properties style:font-name-complex="Arial"/>
    </style:style>
    <style:style style:name="T352" style:parent-style-name="DefaultParagraphFont" style:family="text">
      <style:text-properties style:font-name-complex="Arial"/>
    </style:style>
    <style:style style:name="T353" style:parent-style-name="DefaultParagraphFont" style:family="text">
      <style:text-properties style:font-name-complex="Arial"/>
    </style:style>
    <style:style style:name="T354" style:parent-style-name="DefaultParagraphFont" style:family="text">
      <style:text-properties style:font-name-complex="Arial"/>
    </style:style>
    <style:style style:name="T355" style:parent-style-name="DefaultParagraphFont" style:family="text">
      <style:text-properties style:font-name-complex="Arial"/>
    </style:style>
    <style:style style:name="T356" style:parent-style-name="DefaultParagraphFont" style:family="text">
      <style:text-properties style:font-name-complex="Arial"/>
    </style:style>
    <style:style style:name="T357" style:parent-style-name="DefaultParagraphFont" style:family="text">
      <style:text-properties style:font-name-complex="Arial"/>
    </style:style>
    <style:style style:name="T358" style:parent-style-name="DefaultParagraphFont" style:family="text">
      <style:text-properties style:font-name-complex="Arial"/>
    </style:style>
    <style:style style:name="T359" style:parent-style-name="DefaultParagraphFont" style:family="text">
      <style:text-properties style:font-name-complex="Arial"/>
    </style:style>
    <style:style style:name="T360" style:parent-style-name="DefaultParagraphFont" style:family="text">
      <style:text-properties style:font-name-complex="Arial"/>
    </style:style>
    <style:style style:name="T361" style:parent-style-name="DefaultParagraphFont" style:family="text">
      <style:text-properties style:font-name-complex="Arial"/>
    </style:style>
    <style:style style:name="T362" style:parent-style-name="DefaultParagraphFont" style:family="text">
      <style:text-properties style:font-name-complex="Arial"/>
    </style:style>
    <style:style style:name="T363" style:parent-style-name="DefaultParagraphFont" style:family="text">
      <style:text-properties style:font-name-complex="Arial"/>
    </style:style>
    <style:style style:name="T364" style:parent-style-name="DefaultParagraphFont" style:family="text">
      <style:text-properties style:font-name-complex="Arial"/>
    </style:style>
    <style:style style:name="T365" style:parent-style-name="DefaultParagraphFont" style:family="text">
      <style:text-properties style:font-name-complex="Arial"/>
    </style:style>
    <style:style style:name="T366" style:parent-style-name="DefaultParagraphFont" style:family="text">
      <style:text-properties style:font-name-complex="Arial"/>
    </style:style>
    <style:style style:name="T367" style:parent-style-name="DefaultParagraphFont" style:family="text">
      <style:text-properties style:font-name-complex="Arial"/>
    </style:style>
    <style:style style:name="T368" style:parent-style-name="DefaultParagraphFont" style:family="text">
      <style:text-properties style:font-name-complex="Arial"/>
    </style:style>
    <style:style style:name="T369" style:parent-style-name="DefaultParagraphFont" style:family="text">
      <style:text-properties style:font-name-complex="Arial"/>
    </style:style>
    <style:style style:name="T370" style:parent-style-name="DefaultParagraphFont" style:family="text">
      <style:text-properties style:font-name-complex="Arial"/>
    </style:style>
    <style:style style:name="T371" style:parent-style-name="DefaultParagraphFont" style:family="text">
      <style:text-properties style:font-name-complex="Arial"/>
    </style:style>
    <style:style style:name="T372" style:parent-style-name="DefaultParagraphFont" style:family="text">
      <style:text-properties style:font-name-complex="Arial"/>
    </style:style>
    <style:style style:name="T373" style:parent-style-name="DefaultParagraphFont" style:family="text">
      <style:text-properties style:font-name-complex="Arial"/>
    </style:style>
    <style:style style:name="T374" style:parent-style-name="DefaultParagraphFont" style:family="text">
      <style:text-properties style:font-name-complex="Arial"/>
    </style:style>
    <style:style style:name="T375" style:parent-style-name="DefaultParagraphFont" style:family="text">
      <style:text-properties style:font-name-complex="Arial"/>
    </style:style>
    <style:style style:name="T376" style:parent-style-name="DefaultParagraphFont" style:family="text">
      <style:text-properties style:font-name-complex="Arial"/>
    </style:style>
    <style:style style:name="T377" style:parent-style-name="DefaultParagraphFont" style:family="text">
      <style:text-properties style:font-name-complex="Arial"/>
    </style:style>
    <style:style style:name="T378" style:parent-style-name="DefaultParagraphFont" style:family="text">
      <style:text-properties style:font-name-complex="Arial"/>
    </style:style>
    <style:style style:name="T379" style:parent-style-name="DefaultParagraphFont" style:family="text">
      <style:text-properties style:font-name-complex="Arial"/>
    </style:style>
    <style:style style:name="T380" style:parent-style-name="DefaultParagraphFont" style:family="text">
      <style:text-properties style:font-name-complex="Arial"/>
    </style:style>
    <style:style style:name="T381" style:parent-style-name="DefaultParagraphFont" style:family="text">
      <style:text-properties style:font-name-complex="Arial"/>
    </style:style>
    <style:style style:name="T382" style:parent-style-name="DefaultParagraphFont" style:family="text">
      <style:text-properties style:font-name-complex="Arial"/>
    </style:style>
    <style:style style:name="T383" style:parent-style-name="DefaultParagraphFont" style:family="text">
      <style:text-properties style:font-name-complex="Arial"/>
    </style:style>
    <style:style style:name="T384" style:parent-style-name="DefaultParagraphFont" style:family="text">
      <style:text-properties style:font-name-complex="Arial"/>
    </style:style>
    <style:style style:name="T385" style:parent-style-name="DefaultParagraphFont" style:family="text">
      <style:text-properties style:font-name-complex="Arial"/>
    </style:style>
    <style:style style:name="T386" style:parent-style-name="DefaultParagraphFont" style:family="text">
      <style:text-properties style:font-name-complex="Arial"/>
    </style:style>
    <style:style style:name="T387" style:parent-style-name="DefaultParagraphFont" style:family="text">
      <style:text-properties style:font-name-complex="Arial"/>
    </style:style>
    <style:style style:name="T388" style:parent-style-name="DefaultParagraphFont" style:family="text">
      <style:text-properties style:font-name-complex="Arial"/>
    </style:style>
    <style:style style:name="T389" style:parent-style-name="DefaultParagraphFont" style:family="text">
      <style:text-properties style:font-name-complex="Arial"/>
    </style:style>
    <style:style style:name="T390" style:parent-style-name="DefaultParagraphFont" style:family="text">
      <style:text-properties style:font-name-complex="Arial"/>
    </style:style>
    <style:style style:name="T391" style:parent-style-name="DefaultParagraphFont" style:family="text">
      <style:text-properties style:font-name-complex="Arial"/>
    </style:style>
    <style:style style:name="T392" style:parent-style-name="DefaultParagraphFont" style:family="text">
      <style:text-properties style:font-name-complex="Arial"/>
    </style:style>
    <style:style style:name="T393" style:parent-style-name="DefaultParagraphFont" style:family="text">
      <style:text-properties style:font-name-complex="Arial"/>
    </style:style>
    <style:style style:name="T394" style:parent-style-name="DefaultParagraphFont" style:family="text">
      <style:text-properties style:font-name-complex="Arial"/>
    </style:style>
    <style:style style:name="T395" style:parent-style-name="DefaultParagraphFont" style:family="text">
      <style:text-properties style:font-name-complex="Arial"/>
    </style:style>
    <style:style style:name="T396" style:parent-style-name="DefaultParagraphFont" style:family="text">
      <style:text-properties style:font-name-complex="Arial"/>
    </style:style>
    <style:style style:name="T397" style:parent-style-name="DefaultParagraphFont" style:family="text">
      <style:text-properties style:font-name-complex="Arial"/>
    </style:style>
    <style:style style:name="T398" style:parent-style-name="DefaultParagraphFont" style:family="text">
      <style:text-properties style:font-name-complex="Arial"/>
    </style:style>
    <style:style style:name="T399" style:parent-style-name="DefaultParagraphFont" style:family="text">
      <style:text-properties style:font-name-complex="Arial"/>
    </style:style>
    <style:style style:name="T400" style:parent-style-name="DefaultParagraphFont" style:family="text">
      <style:text-properties style:font-name-complex="Arial"/>
    </style:style>
    <style:style style:name="T401" style:parent-style-name="DefaultParagraphFont" style:family="text">
      <style:text-properties style:font-name-complex="Arial"/>
    </style:style>
    <style:style style:name="T402" style:parent-style-name="DefaultParagraphFont" style:family="text">
      <style:text-properties style:font-name-complex="Arial"/>
    </style:style>
    <style:style style:name="T403" style:parent-style-name="DefaultParagraphFont" style:family="text">
      <style:text-properties style:font-name-complex="Arial"/>
    </style:style>
    <style:style style:name="T404" style:parent-style-name="DefaultParagraphFont" style:family="text">
      <style:text-properties style:font-name-complex="Arial"/>
    </style:style>
    <style:style style:name="T405" style:parent-style-name="DefaultParagraphFont" style:family="text">
      <style:text-properties style:font-name-complex="Arial"/>
    </style:style>
    <style:style style:name="T406" style:parent-style-name="DefaultParagraphFont" style:family="text">
      <style:text-properties style:font-name-complex="Arial"/>
    </style:style>
    <style:style style:name="T407" style:parent-style-name="DefaultParagraphFont" style:family="text">
      <style:text-properties style:font-name-complex="Arial"/>
    </style:style>
    <style:style style:name="T408" style:parent-style-name="DefaultParagraphFont" style:family="text">
      <style:text-properties style:font-name-complex="Arial"/>
    </style:style>
    <style:style style:name="T409" style:parent-style-name="DefaultParagraphFont" style:family="text">
      <style:text-properties style:font-name-complex="Arial"/>
    </style:style>
    <style:style style:name="T410" style:parent-style-name="DefaultParagraphFont" style:family="text">
      <style:text-properties style:font-name-complex="Arial"/>
    </style:style>
    <style:style style:name="T411" style:parent-style-name="DefaultParagraphFont" style:family="text">
      <style:text-properties style:font-name-complex="Arial"/>
    </style:style>
    <style:style style:name="P412" style:parent-style-name="Normal" style:family="paragraph">
      <style:paragraph-properties style:writing-mode="rl-tb"/>
    </style:style>
    <style:style style:name="T413" style:parent-style-name="DefaultParagraphFont" style:family="text">
      <style:text-properties style:font-name-complex="Arial"/>
    </style:style>
    <style:style style:name="T414" style:parent-style-name="DefaultParagraphFont" style:family="text">
      <style:text-properties style:font-name-complex="Arial"/>
    </style:style>
    <style:style style:name="T415" style:parent-style-name="DefaultParagraphFont" style:family="text">
      <style:text-properties style:font-name-complex="Arial"/>
    </style:style>
    <style:style style:name="T416" style:parent-style-name="DefaultParagraphFont" style:family="text">
      <style:text-properties style:font-name-complex="Arial"/>
    </style:style>
    <style:style style:name="T417" style:parent-style-name="DefaultParagraphFont" style:family="text">
      <style:text-properties style:font-name-complex="Arial"/>
    </style:style>
    <style:style style:name="T418" style:parent-style-name="DefaultParagraphFont" style:family="text">
      <style:text-properties style:font-name-complex="Arial"/>
    </style:style>
    <style:style style:name="T419" style:parent-style-name="DefaultParagraphFont" style:family="text">
      <style:text-properties style:font-name-complex="Arial"/>
    </style:style>
    <style:style style:name="T420" style:parent-style-name="DefaultParagraphFont" style:family="text">
      <style:text-properties style:font-name-complex="Arial"/>
    </style:style>
    <style:style style:name="T421" style:parent-style-name="DefaultParagraphFont" style:family="text">
      <style:text-properties style:font-name-complex="Arial"/>
    </style:style>
    <style:style style:name="T422" style:parent-style-name="DefaultParagraphFont" style:family="text">
      <style:text-properties style:font-name-complex="Arial"/>
    </style:style>
    <style:style style:name="T423" style:parent-style-name="DefaultParagraphFont" style:family="text">
      <style:text-properties style:font-name-complex="Arial"/>
    </style:style>
    <style:style style:name="T424" style:parent-style-name="DefaultParagraphFont" style:family="text">
      <style:text-properties style:font-name-complex="Arial"/>
    </style:style>
    <style:style style:name="T425" style:parent-style-name="DefaultParagraphFont" style:family="text">
      <style:text-properties style:font-name-complex="Arial"/>
    </style:style>
    <style:style style:name="T426" style:parent-style-name="DefaultParagraphFont" style:family="text">
      <style:text-properties style:font-name-complex="Arial"/>
    </style:style>
    <style:style style:name="T427" style:parent-style-name="DefaultParagraphFont" style:family="text">
      <style:text-properties style:font-name-complex="Arial"/>
    </style:style>
    <style:style style:name="T428" style:parent-style-name="DefaultParagraphFont" style:family="text">
      <style:text-properties style:font-name-complex="Arial"/>
    </style:style>
    <style:style style:name="T429" style:parent-style-name="DefaultParagraphFont" style:family="text">
      <style:text-properties style:font-name-complex="Arial"/>
    </style:style>
    <style:style style:name="T430" style:parent-style-name="DefaultParagraphFont" style:family="text">
      <style:text-properties style:font-name-complex="Arial"/>
    </style:style>
    <style:style style:name="T431" style:parent-style-name="DefaultParagraphFont" style:family="text">
      <style:text-properties style:font-name-complex="Arial"/>
    </style:style>
    <style:style style:name="T432" style:parent-style-name="DefaultParagraphFont" style:family="text">
      <style:text-properties style:font-name-complex="Arial"/>
    </style:style>
    <style:style style:name="T433" style:parent-style-name="DefaultParagraphFont" style:family="text">
      <style:text-properties style:font-name-complex="Arial"/>
    </style:style>
    <style:style style:name="T434" style:parent-style-name="DefaultParagraphFont" style:family="text">
      <style:text-properties style:font-name-complex="Arial"/>
    </style:style>
    <style:style style:name="T435" style:parent-style-name="DefaultParagraphFont" style:family="text">
      <style:text-properties style:font-name-complex="Arial"/>
    </style:style>
    <style:style style:name="T436" style:parent-style-name="DefaultParagraphFont" style:family="text">
      <style:text-properties style:font-name-complex="Arial"/>
    </style:style>
    <style:style style:name="T437" style:parent-style-name="DefaultParagraphFont" style:family="text">
      <style:text-properties style:font-name-complex="Arial"/>
    </style:style>
    <style:style style:name="T438" style:parent-style-name="DefaultParagraphFont" style:family="text">
      <style:text-properties style:font-name-complex="Arial"/>
    </style:style>
    <style:style style:name="T439" style:parent-style-name="DefaultParagraphFont" style:family="text">
      <style:text-properties style:font-name-complex="Arial"/>
    </style:style>
    <style:style style:name="T440" style:parent-style-name="DefaultParagraphFont" style:family="text">
      <style:text-properties style:font-name-complex="Arial"/>
    </style:style>
    <style:style style:name="T441" style:parent-style-name="DefaultParagraphFont" style:family="text">
      <style:text-properties style:font-name-complex="Arial"/>
    </style:style>
    <style:style style:name="T442" style:parent-style-name="DefaultParagraphFont" style:family="text">
      <style:text-properties style:font-name-complex="Arial"/>
    </style:style>
    <style:style style:name="T443" style:parent-style-name="DefaultParagraphFont" style:family="text">
      <style:text-properties style:font-name-complex="Arial"/>
    </style:style>
    <style:style style:name="T444" style:parent-style-name="DefaultParagraphFont" style:family="text">
      <style:text-properties style:font-name-complex="Arial"/>
    </style:style>
    <style:style style:name="T445" style:parent-style-name="DefaultParagraphFont" style:family="text">
      <style:text-properties style:font-name-complex="Arial"/>
    </style:style>
    <style:style style:name="T446" style:parent-style-name="DefaultParagraphFont" style:family="text">
      <style:text-properties style:font-name-complex="Arial"/>
    </style:style>
    <style:style style:name="T447" style:parent-style-name="DefaultParagraphFont" style:family="text">
      <style:text-properties style:font-name-complex="Arial"/>
    </style:style>
    <style:style style:name="T448" style:parent-style-name="DefaultParagraphFont" style:family="text">
      <style:text-properties style:font-name-complex="Arial"/>
    </style:style>
    <style:style style:name="T449" style:parent-style-name="DefaultParagraphFont" style:family="text">
      <style:text-properties style:font-name-complex="Arial"/>
    </style:style>
    <style:style style:name="T450" style:parent-style-name="DefaultParagraphFont" style:family="text">
      <style:text-properties style:font-name-complex="Arial"/>
    </style:style>
    <style:style style:name="T451" style:parent-style-name="DefaultParagraphFont" style:family="text">
      <style:text-properties style:font-name-complex="Arial"/>
    </style:style>
    <style:style style:name="T452" style:parent-style-name="DefaultParagraphFont" style:family="text">
      <style:text-properties style:font-name-complex="Arial"/>
    </style:style>
    <style:style style:name="T453" style:parent-style-name="DefaultParagraphFont" style:family="text">
      <style:text-properties style:font-name-complex="Arial"/>
    </style:style>
    <style:style style:name="T454" style:parent-style-name="DefaultParagraphFont" style:family="text">
      <style:text-properties style:font-name-complex="Arial"/>
    </style:style>
    <style:style style:name="T455" style:parent-style-name="DefaultParagraphFont" style:family="text">
      <style:text-properties style:font-name-complex="Arial"/>
    </style:style>
    <style:style style:name="T456" style:parent-style-name="DefaultParagraphFont" style:family="text">
      <style:text-properties style:font-name-complex="Arial"/>
    </style:style>
    <style:style style:name="T457" style:parent-style-name="DefaultParagraphFont" style:family="text">
      <style:text-properties style:font-name-complex="Arial"/>
    </style:style>
    <style:style style:name="T458" style:parent-style-name="DefaultParagraphFont" style:family="text">
      <style:text-properties style:font-name-complex="Arial"/>
    </style:style>
    <style:style style:name="T459" style:parent-style-name="DefaultParagraphFont" style:family="text">
      <style:text-properties style:font-name-complex="Arial"/>
    </style:style>
    <style:style style:name="T460" style:parent-style-name="DefaultParagraphFont" style:family="text">
      <style:text-properties style:font-name-complex="Arial"/>
    </style:style>
    <style:style style:name="T461" style:parent-style-name="DefaultParagraphFont" style:family="text">
      <style:text-properties style:font-name-complex="Arial"/>
    </style:style>
    <style:style style:name="T462" style:parent-style-name="DefaultParagraphFont" style:family="text">
      <style:text-properties style:font-name-complex="Arial"/>
    </style:style>
    <style:style style:name="T463" style:parent-style-name="DefaultParagraphFont" style:family="text">
      <style:text-properties style:font-name-complex="Arial"/>
    </style:style>
    <style:style style:name="T464" style:parent-style-name="DefaultParagraphFont" style:family="text">
      <style:text-properties style:font-name-complex="Arial"/>
    </style:style>
    <style:style style:name="T465" style:parent-style-name="DefaultParagraphFont" style:family="text">
      <style:text-properties style:font-name-complex="Arial"/>
    </style:style>
    <style:style style:name="T466" style:parent-style-name="DefaultParagraphFont" style:family="text">
      <style:text-properties style:font-name-complex="Arial"/>
    </style:style>
    <style:style style:name="T467" style:parent-style-name="DefaultParagraphFont" style:family="text">
      <style:text-properties style:font-name-complex="Arial"/>
    </style:style>
    <style:style style:name="T468" style:parent-style-name="DefaultParagraphFont" style:family="text">
      <style:text-properties style:font-name-complex="Arial"/>
    </style:style>
    <style:style style:name="T469" style:parent-style-name="DefaultParagraphFont" style:family="text">
      <style:text-properties style:font-name-complex="Arial"/>
    </style:style>
    <style:style style:name="T470" style:parent-style-name="DefaultParagraphFont" style:family="text">
      <style:text-properties style:font-name-complex="Arial"/>
    </style:style>
    <style:style style:name="T471" style:parent-style-name="DefaultParagraphFont" style:family="text">
      <style:text-properties style:font-name-complex="Arial"/>
    </style:style>
    <style:style style:name="T472" style:parent-style-name="DefaultParagraphFont" style:family="text">
      <style:text-properties style:font-name-complex="Arial"/>
    </style:style>
    <style:style style:name="T473" style:parent-style-name="DefaultParagraphFont" style:family="text">
      <style:text-properties style:font-name-complex="Arial"/>
    </style:style>
    <style:style style:name="T474" style:parent-style-name="DefaultParagraphFont" style:family="text">
      <style:text-properties style:font-name-complex="Arial"/>
    </style:style>
    <style:style style:name="T475" style:parent-style-name="DefaultParagraphFont" style:family="text">
      <style:text-properties style:font-name-complex="Arial"/>
    </style:style>
    <style:style style:name="T476" style:parent-style-name="DefaultParagraphFont" style:family="text">
      <style:text-properties style:font-name-complex="Arial"/>
    </style:style>
    <style:style style:name="T477" style:parent-style-name="DefaultParagraphFont" style:family="text">
      <style:text-properties style:font-name-complex="Arial"/>
    </style:style>
    <style:style style:name="T478" style:parent-style-name="DefaultParagraphFont" style:family="text">
      <style:text-properties style:font-name-complex="Arial"/>
    </style:style>
    <style:style style:name="T479" style:parent-style-name="DefaultParagraphFont" style:family="text">
      <style:text-properties style:font-name-complex="Arial"/>
    </style:style>
    <style:style style:name="T480" style:parent-style-name="DefaultParagraphFont" style:family="text">
      <style:text-properties style:font-name-complex="Arial"/>
    </style:style>
    <style:style style:name="T481" style:parent-style-name="DefaultParagraphFont" style:family="text">
      <style:text-properties style:font-name-complex="Arial"/>
    </style:style>
    <style:style style:name="T482" style:parent-style-name="DefaultParagraphFont" style:family="text">
      <style:text-properties style:font-name-complex="Arial"/>
    </style:style>
    <style:style style:name="T483" style:parent-style-name="DefaultParagraphFont" style:family="text">
      <style:text-properties style:font-name-complex="Arial"/>
    </style:style>
    <style:style style:name="T484" style:parent-style-name="DefaultParagraphFont" style:family="text">
      <style:text-properties style:font-name-complex="Arial"/>
    </style:style>
    <style:style style:name="T485" style:parent-style-name="DefaultParagraphFont" style:family="text">
      <style:text-properties style:font-name-complex="Arial"/>
    </style:style>
    <style:style style:name="T486" style:parent-style-name="DefaultParagraphFont" style:family="text">
      <style:text-properties style:font-name-complex="Arial"/>
    </style:style>
    <style:style style:name="T487" style:parent-style-name="DefaultParagraphFont" style:family="text">
      <style:text-properties style:font-name-complex="Arial"/>
    </style:style>
    <style:style style:name="T488" style:parent-style-name="DefaultParagraphFont" style:family="text">
      <style:text-properties style:font-name-complex="Arial"/>
    </style:style>
    <style:style style:name="T489" style:parent-style-name="DefaultParagraphFont" style:family="text">
      <style:text-properties style:font-name-complex="Arial"/>
    </style:style>
    <style:style style:name="T490" style:parent-style-name="DefaultParagraphFont" style:family="text">
      <style:text-properties style:font-name-complex="Arial"/>
    </style:style>
    <style:style style:name="T491" style:parent-style-name="DefaultParagraphFont" style:family="text">
      <style:text-properties style:font-name-complex="Arial"/>
    </style:style>
    <style:style style:name="T492" style:parent-style-name="DefaultParagraphFont" style:family="text">
      <style:text-properties style:font-name-complex="Arial"/>
    </style:style>
    <style:style style:name="T493" style:parent-style-name="DefaultParagraphFont" style:family="text">
      <style:text-properties style:font-name-complex="Arial"/>
    </style:style>
    <style:style style:name="T494" style:parent-style-name="DefaultParagraphFont" style:family="text">
      <style:text-properties style:font-name-complex="Arial"/>
    </style:style>
    <style:style style:name="T495" style:parent-style-name="DefaultParagraphFont" style:family="text">
      <style:text-properties style:font-name-complex="Arial"/>
    </style:style>
    <style:style style:name="T496" style:parent-style-name="DefaultParagraphFont" style:family="text">
      <style:text-properties style:font-name-complex="Arial"/>
    </style:style>
    <style:style style:name="T497" style:parent-style-name="DefaultParagraphFont" style:family="text">
      <style:text-properties style:font-name-complex="Arial"/>
    </style:style>
    <style:style style:name="T498" style:parent-style-name="DefaultParagraphFont" style:family="text">
      <style:text-properties style:font-name-complex="Arial"/>
    </style:style>
    <style:style style:name="T499" style:parent-style-name="DefaultParagraphFont" style:family="text">
      <style:text-properties style:font-name-complex="Arial"/>
    </style:style>
    <style:style style:name="T500" style:parent-style-name="DefaultParagraphFont" style:family="text">
      <style:text-properties style:font-name-complex="Arial"/>
    </style:style>
    <style:style style:name="T501" style:parent-style-name="DefaultParagraphFont" style:family="text">
      <style:text-properties style:font-name-complex="Arial"/>
    </style:style>
    <style:style style:name="T502" style:parent-style-name="DefaultParagraphFont" style:family="text">
      <style:text-properties style:font-name-complex="Arial"/>
    </style:style>
    <style:style style:name="T503" style:parent-style-name="DefaultParagraphFont" style:family="text">
      <style:text-properties style:font-name-complex="Arial"/>
    </style:style>
    <style:style style:name="T504" style:parent-style-name="DefaultParagraphFont" style:family="text">
      <style:text-properties style:font-name-complex="Arial"/>
    </style:style>
    <style:style style:name="T505" style:parent-style-name="DefaultParagraphFont" style:family="text">
      <style:text-properties style:font-name-complex="Arial"/>
    </style:style>
    <style:style style:name="T506" style:parent-style-name="DefaultParagraphFont" style:family="text">
      <style:text-properties style:font-name-complex="Arial"/>
    </style:style>
    <style:style style:name="T507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cascade style sheets<text:s/><text:span text:style-name="T2">ی</text:span><text:span text:style-name="T3">ا</text:span><text:s/>css<text:s/><text:span text:style-name="T4">ی</text:span><text:span text:style-name="T5">ک</text:span><text:span text:style-name="T6"><text:s/>زبان ش</text:span><text:span text:style-name="T7">ی</text:span><text:span text:style-name="T8">وه</text:span><text:span text:style-name="T9"><text:s/>نامه است که به طور پ</text:span><text:span text:style-name="T10">ی</text:span><text:span text:style-name="T11">ش</text:span><text:span text:style-name="T12"><text:s/>فرض به دل</text:span><text:span text:style-name="T13">ی</text:span><text:span text:style-name="T14">ل</text:span><text:span text:style-name="T15"><text:s/>ز</text:span><text:span text:style-name="T16">ی</text:span><text:span text:style-name="T17">با</text:span><text:span text:style-name="T18"><text:s/>جلوه دادن وب سا</text:span><text:span text:style-name="T19">ی</text:span><text:span text:style-name="T20">ت</text:span><text:span text:style-name="T21"><text:s/>ها معروف است،<text:s/></text:span><text:span text:style-name="T22">ی</text:span><text:span text:style-name="T23">ک</text:span><text:span text:style-name="T24"><text:s/>مرورگر</text:span><text:s/>HTML<text:s/><text:span text:style-name="T25">را به عنوان<text:s/></text:span><text:span text:style-name="T26">ی</text:span><text:span text:style-name="T27">ک</text:span><text:span text:style-name="T28"><text:s/>سند س</text:span><text:span text:style-name="T29">ی</text:span><text:span text:style-name="T30">اه</text:span><text:span text:style-name="T31"><text:s/>و سف</text:span><text:span text:style-name="T32">ی</text:span><text:span text:style-name="T33">د</text:span><text:span text:style-name="T34"><text:s/>خسته کننده ارائه م</text:span><text:span text:style-name="T35">ی</text:span><text:span text:style-name="T36"><text:s/>دهد</text:span><text:s/>CSS<text:s/><text:span text:style-name="T37">به شما امکان م</text:span><text:span text:style-name="T38">ی</text:span><text:span text:style-name="T39"><text:s/>دهد با تغ</text:span><text:span text:style-name="T40">یی</text:span><text:span text:style-name="T41">ر</text:span><text:span text:style-name="T42"><text:s/>موقع</text:span><text:span text:style-name="T43">ی</text:span><text:span text:style-name="T44">ت</text:span><text:span text:style-name="T45"><text:s/>رنگ و طرح بند</text:span><text:span text:style-name="T46">ی</text:span><text:span text:style-name="T47"><text:s/>اندازه</text:span><text:s/>HTML<text:span text:style-name="T48">، ارائه ا</text:span><text:span text:style-name="T49">ی</text:span><text:span text:style-name="T50">ن</text:span><text:span text:style-name="T51"><text:s/>نشانه گذار</text:span><text:span text:style-name="T52">ی</text:span><text:span text:style-name="T53"><text:s/>را توص</text:span><text:span text:style-name="T54">ی</text:span><text:span text:style-name="T55">ف</text:span><text:span text:style-name="T56"><text:s/>کن</text:span><text:span text:style-name="T57">ی</text:span><text:span text:style-name="T58">د</text:span><text:span text:style-name="T59">. عناصر . ا</text:span><text:span text:style-name="T60">ی</text:span><text:span text:style-name="T61">ن</text:span><text:span text:style-name="T62"><text:s/>زبان برا</text:span><text:span text:style-name="T63">ی</text:span><text:span text:style-name="T64"><text:s/>اول</text:span><text:span text:style-name="T65">ی</text:span><text:span text:style-name="T66">ن</text:span><text:span text:style-name="T67"><text:s/>بار در سال 1996 منتشر شد و تا سال 1999 به</text:span><text:s/>CSS 3<text:s/><text:span text:style-name="T68">تبد</text:span><text:span text:style-name="T69">ی</text:span><text:span text:style-name="T70">ل</text:span><text:span text:style-name="T71"><text:s/>شد. با<text:s/></text:span><text:span text:style-name="T72">ی</text:span><text:span text:style-name="T73">ک</text:span><text:span text:style-name="T74"><text:s/>عنصر در سند</text:span><text:s/>HTML<text:s/><text:span text:style-name="T75">تطب</text:span><text:span text:style-name="T76">ی</text:span><text:span text:style-name="T77">ق</text:span><text:span text:style-name="T78"><text:s/>داده م</text:span><text:span text:style-name="T79">ی</text:span><text:span text:style-name="T80"><text:s/>شود، سپس از بر</text:span><text:span text:style-name="T81">ی</text:span><text:span text:style-name="T82">س</text:span><text:span text:style-name="T83"><text:s/>برا</text:span><text:span text:style-name="T84">ی</text:span><text:span text:style-name="T85"><text:s/>ا</text:span><text:span text:style-name="T86">ی</text:span><text:span text:style-name="T87">جاد</text:span><text:span text:style-name="T88"><text:s/></text:span><text:span text:style-name="T89">ی</text:span><text:span text:style-name="T90">ک</text:span><text:span text:style-name="T91"><text:s/>بلوک اعلان استفاده م</text:span><text:span text:style-name="T92">ی</text:span><text:span text:style-name="T93"><text:s/>کن</text:span><text:span text:style-name="T94">ی</text:span><text:span text:style-name="T95">د</text:span><text:span text:style-name="T96"><text:s/>که حاو</text:span><text:span text:style-name="T97">ی</text:span><text:span text:style-name="T98"><text:s/>و</text:span><text:span text:style-name="T99">ی</text:span><text:span text:style-name="T100">ژگ</text:span><text:span text:style-name="T101">ی</text:span><text:span text:style-name="T102"><text:s/>ها</text:span><text:span text:style-name="T103">یی</text:span><text:span text:style-name="T104"><text:s/>است که ظاهر آن عنصر را ت</text:span><text:span text:style-name="T105">غ</text:span><text:span text:style-name="T106">یی</text:span><text:span text:style-name="T107">ر</text:span><text:span text:style-name="T108"><text:s/>م</text:span><text:span text:style-name="T109">ی</text:span><text:span text:style-name="T110"><text:s/>دهد. ا</text:span><text:span text:style-name="T111">ی</text:span><text:span text:style-name="T112">ن</text:span><text:span text:style-name="T113"><text:s/>به عنوان<text:s/></text:span><text:span text:style-name="T114">ی</text:span><text:span text:style-name="T115">ک</text:span><text:span text:style-name="T116"><text:s/>قانون</text:span><text:s/>CSS<text:s/><text:span text:style-name="T117">شناخته م</text:span><text:span text:style-name="T118">ی</text:span><text:span text:style-name="T119"><text:s/>شود، اما نکته دشوار ا</text:span><text:span text:style-name="T120">ی</text:span><text:span text:style-name="T121">ن</text:span><text:span text:style-name="T122"><text:s/>است که ش</text:span><text:span text:style-name="T123">ی</text:span><text:span text:style-name="T124">وه</text:span><text:span text:style-name="T125"><text:s/>نامه آبشار</text:span><text:span text:style-name="T126">ی</text:span><text:span text:style-name="T127"><text:s/></text:span><text:span text:style-name="T128">ی</text:span><text:span text:style-name="T129">ک</text:span><text:span text:style-name="T130"><text:s/>ش</text:span><text:span text:style-name="T131">ی</text:span><text:span text:style-name="T132">وه</text:span><text:span text:style-name="T133"><text:s/>نامه ممکن است حاو</text:span><text:span text:style-name="T134">ی</text:span><text:span text:style-name="T135"><text:s/>قوان</text:span><text:span text:style-name="T136">ی</text:span><text:span text:style-name="T137">ن</text:span><text:span text:style-name="T138"><text:s/>متعدد</text:span><text:span text:style-name="T139">ی</text:span><text:span text:style-name="T140"><text:s/>باشد که برا</text:span><text:span text:style-name="T141">ی</text:span><text:span text:style-name="T142"><text:s/></text:span><text:span text:style-name="T143">ی</text:span><text:span text:style-name="T144">ک</text:span><text:span text:style-name="T145"><text:s/>عنصر اعمال م</text:span><text:span text:style-name="T146">ی</text:span><text:span text:style-name="T147"><text:s/>شود، ا</text:span><text:span text:style-name="T148">ی</text:span><text:span text:style-name="T149">ن</text:span><text:span text:style-name="T150"><text:s/></text:span><text:span text:style-name="T151">ی</text:span><text:span text:style-name="T152">ک</text:span><text:span text:style-name="T153"><text:s/>سلسله مراتب ا</text:span><text:span text:style-name="T154">ی</text:span><text:span text:style-name="T155">جاد</text:span><text:span text:style-name="T156"><text:s/>م</text:span><text:span text:style-name="T157">ی</text:span><text:span text:style-name="T158"><text:s/>کند و قوان</text:span><text:span text:style-name="T159">ی</text:span><text:span text:style-name="T160">ن</text:span><text:span text:style-name="T161">ی</text:span><text:span text:style-name="T162"><text:s/>که خاص تر هستند، قوان</text:span><text:span text:style-name="T163">ی</text:span><text:span text:style-name="T164">ن</text:span><text:span text:style-name="T165"><text:s/>والد</text:span><text:span text:style-name="T166">ی</text:span><text:span text:style-name="T167">ن</text:span><text:span text:style-name="T168"><text:s/>خود را به<text:s/></text:span><text:span text:style-name="T169">عبارت</text:span><text:span text:style-name="T170"><text:s/>د</text:span><text:span text:style-name="T171">ی</text:span><text:span text:style-name="T172">گر</text:span><text:span text:style-name="T173"><text:s/>بازنو</text:span><text:span text:style-name="T174">ی</text:span><text:span text:style-name="T175">س</text:span><text:span text:style-name="T176">ی</text:span><text:span text:style-name="T177"><text:s/>م</text:span><text:span text:style-name="T178">ی</text:span><text:span text:style-name="T179"><text:s/>کنند. ترت</text:span><text:span text:style-name="T180">ی</text:span><text:span text:style-name="T181">ب</text:span><text:span text:style-name="T182"><text:s/>قوان</text:span><text:span text:style-name="T183">ی</text:span><text:span text:style-name="T184">ن</text:span><text:s/>CSS<text:s/><text:span text:style-name="T185">شما علاوه بر ا</text:span><text:span text:style-name="T186">ی</text:span><text:span text:style-name="T187">ن</text:span><text:span text:style-name="T188"><text:s/>برخ</text:span><text:span text:style-name="T189">ی</text:span><text:span text:style-name="T190"><text:s/>از عناصر ن</text:span><text:span text:style-name="T191">ی</text:span><text:span text:style-name="T192">ز</text:span><text:span text:style-name="T193"><text:s/>اهم</text:span><text:span text:style-name="T194">ی</text:span><text:span text:style-name="T195">ت</text:span><text:span text:style-name="T196"><text:s/>دارند</text:span></text:p>
      <text:p text:style-name="P197"><text:span text:style-name="T198">سبک‌ها</text:span><text:span text:style-name="T199">ی</text:span><text:span text:style-name="T200"><text:s/>والد خود اما سا</text:span><text:span text:style-name="T201">ی</text:span><text:span text:style-name="T202">ر</text:span><text:span text:style-name="T203">ی</text:span><text:span text:style-name="T204">ن</text:span><text:span text:style-name="T205"><text:s/>در نها</text:span><text:span text:style-name="T206">ی</text:span><text:span text:style-name="T207">ت</text:span><text:span text:style-name="T208"><text:s/>مرورگر از مفاه</text:span><text:span text:style-name="T209">ی</text:span><text:span text:style-name="T210">م</text:span><text:span text:style-name="T211"><text:s/>و</text:span><text:span text:style-name="T212">ی</text:span><text:span text:style-name="T213">ژگ</text:span><text:span text:style-name="T214">ی</text:span><text:s/>Cascades<text:s/><text:span text:style-name="T215">و وراثت برا</text:span><text:span text:style-name="T216">ی</text:span><text:span text:style-name="T217"><text:s/>کنترل ا</text:span><text:span text:style-name="T218">ی</text:span><text:span text:style-name="T219">نکه</text:span><text:span text:style-name="T220"><text:s/>کدام سبک‌ها برا</text:span><text:span text:style-name="T221">ی</text:span><text:span text:style-name="T222"><text:s/>شروع به<text:s/></text:span><text:span text:style-name="T223">ی</text:span><text:span text:style-name="T224">ک</text:span><text:span text:style-name="T225"><text:s/>عنصر اعمال م</text:span><text:span text:style-name="T226">ی‌</text:span><text:span text:style-name="T227">شود</text:span><text:span text:style-name="T228"><text:s/>استفاده م</text:span><text:span text:style-name="T229">ی‌</text:span><text:span text:style-name="T230">کند</text:span><text:span text:style-name="T231"><text:s/>تا<text:s/></text:span><text:span text:style-name="T232">ی</text:span><text:span text:style-name="T233">ک</text:span><text:span text:style-name="T234"><text:s/>تگ سبک و هر سند</text:span><text:s/>HTML<text:s/><text:span text:style-name="T235">که<text:s/></text:span><text:span text:style-name="T236">ی</text:span><text:span text:style-name="T237">ک</text:span><text:span text:style-name="T238"><text:s/>انتخابگر م</text:span><text:span text:style-name="T239">ی‌</text:span><text:span text:style-name="T240">تواند</text:span><text:span text:style-name="T241"><text:s/>تمام عناصر</text:span><text:s/>HTML<text:s/><text:span text:style-name="T242">ی</text:span><text:span text:style-name="T243">ک</text:span><text:span text:style-name="T244"><text:s/>را هدف قرار دهد. نوع خاص</text:span><text:span text:style-name="T245">ی</text:span><text:span text:style-name="T246"><text:s/>از چن</text:span><text:span text:style-name="T247">د</text:span><text:span text:style-name="T248">ی</text:span><text:span text:style-name="T249">ن</text:span><text:span text:style-name="T250"><text:s/>عنصر مرتبط با<text:s/></text:span><text:span text:style-name="T251">ی</text:span><text:span text:style-name="T252">ک</text:span><text:span text:style-name="T253"><text:s/>کلاس سفارش</text:span><text:span text:style-name="T254">ی</text:span><text:span text:style-name="T255"><text:s/></text:span><text:span text:style-name="T256">ی</text:span><text:span text:style-name="T257">ا</text:span><text:span text:style-name="T258"><text:s/></text:span><text:span text:style-name="T259">ی</text:span><text:span text:style-name="T260">ک</text:span><text:span text:style-name="T261"><text:s/>عنصر منفرد با<text:s/></text:span><text:span text:style-name="T262">ی</text:span><text:span text:style-name="T263">ک</text:span><text:span text:style-name="T264"><text:s/>شناسه، اکنون هر عنصر</text:span><text:s/>HTML<text:s/><text:span text:style-name="T265">را مانند<text:s/></text:span><text:span text:style-name="T266">ی</text:span><text:span text:style-name="T267">ک</text:span><text:span text:style-name="T268"><text:s/>کادر در نظر بگ</text:span><text:span text:style-name="T269">ی</text:span><text:span text:style-name="T270">ر</text:span><text:span text:style-name="T271">ی</text:span><text:span text:style-name="T272">د</text:span><text:span text:style-name="T273"><text:s/>که محتوا در وسط قرار دارد و به دنبال آن حاش</text:span><text:span text:style-name="T274">ی</text:span><text:span text:style-name="T275">ه</text:span><text:s/>padding<text:s/><text:span text:style-name="T276">و حاش</text:span><text:span text:style-name="T277">ی</text:span><text:span text:style-name="T278">ه</text:span><text:span text:style-name="T279"><text:s/>مقدار املاک استفاده شده توسط هر منطقه در جعبه وجود دارد. را م</text:span><text:span text:style-name="T280">ی</text:span><text:span text:style-name="T281"><text:s/>توان با تعر</text:span><text:span text:style-name="T282">ی</text:span><text:span text:style-name="T283">ف</text:span><text:span text:style-name="T284"><text:s/>و</text:span><text:span text:style-name="T285">ی</text:span><text:span text:style-name="T286">ژگ</text:span><text:span text:style-name="T287">ی</text:span><text:span text:style-name="T288"><text:s/>ها</text:span><text:span text:style-name="T289">یی</text:span><text:span text:style-name="T290"><text:s/>مانند</text:span><text:s/>padding<text:s/><text:span text:style-name="T291">و</text:span><text:s/>margin<text:s/><text:span text:style-name="T292">سفارش</text:span><text:span text:style-name="T293">ی</text:span><text:span text:style-name="T294"><text:s/>کرد، آنها م</text:span><text:span text:style-name="T295">ی</text:span><text:span text:style-name="T296"><text:s/>توانند مقاد</text:span><text:span text:style-name="T297">ی</text:span><text:span text:style-name="T298">ر</text:span><text:span text:style-name="T299"><text:s/>صر</text:span><text:span text:style-name="T300">ی</text:span><text:span text:style-name="T301">ح</text:span><text:span text:style-name="T302"><text:s/>پ</text:span><text:span text:style-name="T303">ی</text:span><text:span text:style-name="T304">کسل</text:span><text:span text:style-name="T305"><text:s/></text:span><text:span text:style-name="T306">ی</text:span><text:span text:style-name="T307">ا</text:span><text:span text:style-name="T308"><text:s/>مقاد</text:span><text:span text:style-name="T309">ی</text:span><text:span text:style-name="T310">ر</text:span><text:span text:style-name="T311"><text:s/>پاسخگو را که نسبت به عنصر والد<text:s/></text:span><text:span text:style-name="T312">ی</text:span><text:span text:style-name="T313">ا</text:span><text:span text:style-name="T314"><text:s/>درصد</text:span><text:span text:style-name="T315">ی</text:span><text:span text:style-name="T316"><text:s/>از خود درگاه نما</text:span><text:span text:style-name="T317">ی</text:span><text:span text:style-name="T318">ش</text:span><text:span text:style-name="T319"><text:s/>است، بگ</text:span><text:span text:style-name="T320">ی</text:span><text:span text:style-name="T321">رند</text:span><text:span text:style-name="T322">. اکنون ا</text:span><text:span text:style-name="T323">ی</text:span><text:span text:style-name="T324">ن</text:span><text:span text:style-name="T325"><text:s/>بلوک‌ها برا</text:span><text:span text:style-name="T326">ی</text:span><text:span text:style-name="T327"><text:s/>ا</text:span><text:span text:style-name="T328">ی</text:span><text:span text:style-name="T329">جاد</text:span><text:span text:style-name="T330"><text:s/></text:span><text:span text:style-name="T331">ی</text:span><text:span text:style-name="T332">ک</text:span><text:span text:style-name="T333"><text:s/>صفحه وب به<text:s/></text:span><text:span text:style-name="T334">ی</text:span><text:span text:style-name="T335">کد</text:span><text:span text:style-name="T336">ی</text:span><text:span text:style-name="T337">گر</text:span><text:span text:style-name="T338"><text:s/>برخورد م</text:span><text:span text:style-name="T339">ی‌</text:span><text:span text:style-name="T340">کن</text:span><text:span text:style-name="T341">ی</text:span><text:span text:style-name="T342">م،</text:span><text:span text:style-name="T343"><text:s/>اما شما م</text:span><text:span text:style-name="T344">ی‌</text:span><text:span text:style-name="T345">توان</text:span><text:span text:style-name="T346">ی</text:span><text:span text:style-name="T347">د</text:span><text:span text:style-name="T348"><text:s/>از ابزارها</text:span><text:span text:style-name="T349">یی</text:span><text:span text:style-name="T350"><text:s/>ما</text:span><text:span text:style-name="T351">نند</text:span><text:span text:style-name="T352"><text:s/>طرح‌بند</text:span><text:span text:style-name="T353">ی</text:span><text:s/>Flex<text:s/><text:span text:style-name="T354">و طرح‌بند</text:span><text:span text:style-name="T355">ی</text:span><text:span text:style-name="T356"><text:s/>شبکه‌ا</text:span><text:span text:style-name="T357">ی</text:span><text:span text:style-name="T358"><text:s/>برا</text:span><text:span text:style-name="T359">ی</text:span><text:span text:style-name="T360"><text:s/>کنترل نحوه حرکت آنها با<text:s/></text:span><text:span text:style-name="T361">ی</text:span><text:span text:style-name="T362">کد</text:span><text:span text:style-name="T363">ی</text:span><text:span text:style-name="T364">گر</text:span><text:span text:style-name="T365"><text:s/>به روش</text:span><text:span text:style-name="T366">ی</text:span><text:span text:style-name="T367"><text:s/>پ</text:span><text:span text:style-name="T368">ی</text:span><text:span text:style-name="T369">چ</text:span><text:span text:style-name="T370">ی</text:span><text:span text:style-name="T371">ده</text:span><text:span text:style-name="T372"><text:s/>استفاده کن</text:span><text:span text:style-name="T373">ی</text:span><text:span text:style-name="T374">د</text:span><text:span text:style-name="T375">. همچن</text:span><text:span text:style-name="T376">ی</text:span><text:span text:style-name="T377">ن</text:span><text:span text:style-name="T378"><text:s/>م</text:span><text:span text:style-name="T379">ی‌</text:span><text:span text:style-name="T380">تواند</text:span><text:span text:style-name="T381"><text:s/>تعامل کاربر با انتخابگرها</text:span><text:span text:style-name="T382">ی</text:span><text:span text:style-name="T383"><text:s/>شبه را تشخ</text:span><text:span text:style-name="T384">ی</text:span><text:span text:style-name="T385">ص</text:span><text:span text:style-name="T386"><text:s/>دهد، مانند</text:span><text:s/>hover CSS<text:s/><text:span text:style-name="T387">که ا</text:span><text:span text:style-name="T388">ی</text:span><text:span text:style-name="T389">ن</text:span><text:span text:style-name="T390"><text:s/>امکان را فراهم م</text:span><text:span text:style-name="T391">ی‌</text:span><text:span text:style-name="T392">کند</text:span><text:span text:style-name="T393"><text:s/>تا منطق را با متغ</text:span><text:span text:style-name="T394">ی</text:span><text:span text:style-name="T395">رها</text:span><text:span text:style-name="T396"><text:s/></text:span><text:span text:style-name="T397">ی</text:span><text:span text:style-name="T398">ا</text:span><text:span text:style-name="T399"><text:s/>و</text:span><text:span text:style-name="T400">ی</text:span><text:span text:style-name="T401">ژگ</text:span><text:span text:style-name="T402">ی‌</text:span><text:span text:style-name="T403">ها</text:span><text:span text:style-name="T404">ی</text:span><text:span text:style-name="T405"><text:s/>سفارش</text:span><text:span text:style-name="T406">ی</text:span><text:span text:style-name="T407"><text:s/>به کد<text:s/></text:span><text:span text:style-name="T408">خود</text:span><text:span text:style-name="T409"><text:s/>اضافه کن</text:span><text:span text:style-name="T410">ی</text:span><text:span text:style-name="T411">د</text:span>.</text:p>
      <text:p text:style-name="P412"><text:span text:style-name="T413">و</text:span><text:span text:style-name="T414"><text:s/>با ا</text:span><text:span text:style-name="T415">ی</text:span><text:span text:style-name="T416">جاد</text:span><text:span text:style-name="T417"><text:s/>پرس و جوها</text:span><text:span text:style-name="T418">ی</text:span><text:span text:style-name="T419"><text:s/>رسانه ا</text:span><text:span text:style-name="T420">ی</text:span><text:span text:style-name="T421"><text:s/>که م</text:span><text:span text:style-name="T422">ی</text:span><text:span text:style-name="T423"><text:s/>تواند سبک ها را به صورت مشروط بر اساس اندازه<text:s/></text:span><text:span text:style-name="T424">ی</text:span><text:span text:style-name="T425">ا</text:span><text:span text:style-name="T426"><text:s/>نوع دستگاه اعمال کند و حت</text:span><text:span text:style-name="T427">ی</text:span><text:span text:style-name="T428"><text:s/>م</text:span><text:span text:style-name="T429">ی</text:span><text:span text:style-name="T430"><text:s/>تواند ان</text:span><text:span text:style-name="T431">ی</text:span><text:span text:style-name="T432">م</text:span><text:span text:style-name="T433">ی</text:span><text:span text:style-name="T434">شن</text:span><text:span text:style-name="T435"><text:s/>ها</text:span><text:span text:style-name="T436">ی</text:span><text:span text:style-name="T437"><text:s/>پ</text:span><text:span text:style-name="T438">ی</text:span><text:span text:style-name="T439">چ</text:span><text:span text:style-name="T440">ی</text:span><text:span text:style-name="T441">ده</text:span><text:span text:style-name="T442"><text:s/>با انتقال و فر</text:span><text:span text:style-name="T443">ی</text:span><text:span text:style-name="T444">م</text:span><text:span text:style-name="T445"><text:s/>ها</text:span><text:span text:style-name="T446">ی</text:span><text:span text:style-name="T447"><text:s/>کل</text:span><text:span text:style-name="T448">ی</text:span><text:span text:style-name="T449">د</text:span><text:span text:style-name="T450">ی</text:span><text:span text:style-name="T451"><text:s/>را مد</text:span><text:span text:style-name="T452">ی</text:span><text:span text:style-name="T453">ر</text:span><text:span text:style-name="T454">ی</text:span><text:span text:style-name="T455">ت</text:span><text:span text:style-name="T456"><text:s/>کند. ا</text:span><text:span text:style-name="T457">ی</text:span><text:span text:style-name="T458">ن</text:span><text:span text:style-name="T459"><text:s/>برگه ها</text:span><text:span text:style-name="T460">ی</text:span><text:span text:style-name="T461"><text:s/>سبک آبشار</text:span><text:span text:style-name="T462">ی</text:span><text:span text:style-name="T463"><text:s/>در 100 ثان</text:span><text:span text:style-name="T464">ی</text:span><text:span text:style-name="T465">ه</text:span><text:span text:style-name="T466"><text:s/>بوده است. اگر م</text:span><text:span text:style-name="T467">ی‌</text:span><text:span text:style-name="T468">خواه</text:span><text:span text:style-name="T469">ی</text:span><text:span text:style-name="T470">د</text:span><text:span text:style-name="T471"><text:s/>و</text:span><text:span text:style-name="T472">ی</text:span><text:span text:style-name="T473">د</text:span><text:span text:style-name="T474">ی</text:span><text:span text:style-name="T475">وها</text:span><text:span text:style-name="T476">ی</text:span><text:span text:style-name="T477"><text:s/>کوت</text:span><text:span text:style-name="T478">اه</text:span><text:span text:style-name="T479"><text:s/>د</text:span><text:span text:style-name="T480">ی</text:span><text:span text:style-name="T481">گر</text:span><text:span text:style-name="T482">ی</text:span><text:span text:style-name="T483"><text:s/>مانند ا</text:span><text:span text:style-name="T484">ی</text:span><text:span text:style-name="T485">ن</text:span><text:span text:style-name="T486"><text:s/>بب</text:span><text:span text:style-name="T487">ی</text:span><text:span text:style-name="T488">ن</text:span><text:span text:style-name="T489">ی</text:span><text:span text:style-name="T490">د،</text:span><text:span text:style-name="T491"><text:s/>دکمه لا</text:span><text:span text:style-name="T492">ی</text:span><text:span text:style-name="T493">ک</text:span><text:span text:style-name="T494"><text:s/>را بزن</text:span><text:span text:style-name="T495">ی</text:span><text:span text:style-name="T496">د</text:span><text:span text:style-name="T497"><text:s/>و مشترک شو</text:span><text:span text:style-name="T498">ی</text:span><text:span text:style-name="T499">د</text:span><text:span text:style-name="T500">. ممنون که تماشا کرد</text:span><text:span text:style-name="T501">ی</text:span><text:span text:style-name="T502">د</text:span><text:span text:style-name="T503"><text:s/>و در قسمت بعد</text:span><text:span text:style-name="T504">ی</text:span><text:span text:style-name="T505"><text:s/>شما را خواهم د</text:span><text:span text:style-name="T506">ی</text:span><text:span text:style-name="T507">د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irhosseinbakhtiyari.programmer@gmail.com</meta:initial-creator>
    <dc:creator>amirhosseinbakhtiyari.programmer@gmail.com</dc:creator>
    <meta:creation-date>2022-08-02T07:05:00Z</meta:creation-date>
    <dc:date>2022-08-02T07:06:00Z</dc:date>
    <meta:template xlink:href="Normal" xlink:type="simple"/>
    <meta:editing-cycles>1</meta:editing-cycles>
    <meta:editing-duration>PT60S</meta:editing-duration>
    <meta:document-statistic meta:page-count="1" meta:paragraph-count="4" meta:word-count="338" meta:character-count="2267" meta:row-count="16" meta:non-whitespace-character-count="1933"/>
  </office:meta>
</office:document-meta>
</file>